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arket Cap</text:p>
          </table:table-cell>
          <table:table-cell office:value-type="float" office:value="144696">
            <text:p>144696</text:p>
          </table:table-cell>
          <table:table-cell office:value-type="string">
            <text:p>Cr</text:p>
          </table:table-cell>
          <table:table-cell table:number-columns-repeated="10"/>
        </table:table-row>
        <table:table-row table:style-name="ro1">
          <table:table-cell office:value-type="string">
            <text:p>Current Price</text:p>
          </table:table-cell>
          <table:table-cell office:value-type="float" office:value="153.7">
            <text:p>153.7</text:p>
          </table:table-cell>
          <table:table-cell office:value-type="string">
            <text:p>rs</text:p>
          </table:table-cell>
          <table:table-cell table:number-columns-repeated="10"/>
        </table:table-row>
        <table:table-row table:style-name="ro1">
          <table:table-cell office:value-type="string">
            <text:p>No of Shares</text:p>
          </table:table-cell>
          <table:table-cell table:formula="of:=ROUND(([.B1]/[.B2]) * 10000000)" office:value-type="float" office:value="9414183474">
            <text:p>941418347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Year</text:p>
          </table:table-cell>
          <table:table-cell office:value-type="string">
            <text:p>Market Price</text:p>
          </table:table-cell>
          <table:table-cell office:value-type="string">
            <text:p>Sales</text:p>
          </table:table-cell>
          <table:table-cell office:value-type="string">
            <text:p>Profit After Tax</text:p>
          </table:table-cell>
          <table:table-cell office:value-type="string">
            <text:p>EPS</text:p>
          </table:table-cell>
          <table:table-cell office:value-type="string">
            <text:p>Reserves</text:p>
          </table:table-cell>
          <table:table-cell office:value-type="string">
            <text:p>Debt</text:p>
          </table:table-cell>
          <table:table-cell/>
          <table:table-cell office:value-type="string">
            <text:p>PE</text:p>
          </table:table-cell>
          <table:table-cell office:value-type="string">
            <text:p>Profit Growth</text:p>
          </table:table-cell>
          <table:table-cell office:value-type="string">
            <text:p>EPS Growth</text:p>
          </table:table-cell>
          <table:table-cell office:value-type="string">
            <text:p>Resevers Growth</text:p>
          </table:table-cell>
          <table:table-cell office:value-type="string">
            <text:p>Debt to Reserve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1.68">
            <text:p>51.68</text:p>
          </table:table-cell>
          <table:table-cell office:value-type="float" office:value="201494">
            <text:p>201494</text:p>
          </table:table-cell>
          <table:table-cell office:value-type="float" office:value="7867">
            <text:p>7867</text:p>
          </table:table-cell>
          <table:table-cell table:formula="of:=ROUND(([.D6]/[.$B$3]) * 10000000)" office:value-type="float" office:value="8">
            <text:p>8</text:p>
          </table:table-cell>
          <table:table-cell office:value-type="float" office:value="35352">
            <text:p>35352</text:p>
          </table:table-cell>
          <table:table-cell office:value-type="float" office:value="29481">
            <text:p>29481</text:p>
          </table:table-cell>
          <table:table-cell/>
          <table:table-cell table:formula="of:=ROUND(([.B6]/[.E6]);2)" office:value-type="float" office:value="6.46">
            <text:p>6.46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83.39">
            <text:p>83.39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55.57">
            <text:p>55.57</text:p>
          </table:table-cell>
          <table:table-cell office:value-type="float" office:value="229848">
            <text:p>229848</text:p>
          </table:table-cell>
          <table:table-cell office:value-type="float" office:value="7913">
            <text:p>7913</text:p>
          </table:table-cell>
          <table:table-cell table:formula="of:=ROUND(([.D7]/[.$B$3]) * 10000000)" office:value-type="float" office:value="8">
            <text:p>8</text:p>
          </table:table-cell>
          <table:table-cell office:value-type="float" office:value="42427">
            <text:p>42427</text:p>
          </table:table-cell>
          <table:table-cell office:value-type="float" office:value="38821">
            <text:p>38821</text:p>
          </table:table-cell>
          <table:table-cell/>
          <table:table-cell table:formula="of:=ROUND(([.B7]/[.E7]);2)" office:value-type="float" office:value="6.95">
            <text:p>6.95</text:p>
          </table:table-cell>
          <table:table-cell table:formula="of:=ROUND((((([.D7] / [.$D$6])  ^ (1 / ([.A7]-[.$A$6]))) -1) * 100);2)" office:value-type="float" office:value="0.58">
            <text:p>0.58</text:p>
          </table:table-cell>
          <table:table-cell table:formula="of:=ROUND((((([.E7] / [.$E$6])  ^ (1 / ([.A7]-[.$A$6]))) -1) * 100);2)" office:value-type="float" office:value="0">
            <text:p>0</text:p>
          </table:table-cell>
          <table:table-cell table:formula="of:=ROUND((((([.F7] / [.$F$6])  ^ (1 / ([.A7]-[.$A$6]))) -1) * 100);2)" office:value-type="float" office:value="20.01">
            <text:p>20.01</text:p>
          </table:table-cell>
          <table:table-cell table:formula="of:=ROUND((([.G7]/[.F7]) * 100);2)" office:value-type="float" office:value="91.5">
            <text:p>91.5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52.58">
            <text:p>52.58</text:p>
          </table:table-cell>
          <table:table-cell office:value-type="float" office:value="288670">
            <text:p>288670</text:p>
          </table:table-cell>
          <table:table-cell office:value-type="float" office:value="2599">
            <text:p>2599</text:p>
          </table:table-cell>
          <table:table-cell table:formula="of:=ROUND(([.D8]/[.$B$3]) * 10000000)" office:value-type="float" office:value="3">
            <text:p>3</text:p>
          </table:table-cell>
          <table:table-cell office:value-type="float" office:value="44290">
            <text:p>44290</text:p>
          </table:table-cell>
          <table:table-cell office:value-type="float" office:value="47347">
            <text:p>47347</text:p>
          </table:table-cell>
          <table:table-cell/>
          <table:table-cell table:formula="of:=ROUND(([.B8]/[.E8]);2)" office:value-type="float" office:value="17.53">
            <text:p>17.53</text:p>
          </table:table-cell>
          <table:table-cell table:formula="of:=ROUND((((([.D8] / [.$D$6])  ^ (1 / ([.A8]-[.$A$6]))) -1) * 100);2)" office:value-type="float" office:value="-42.52">
            <text:p>-42.52</text:p>
          </table:table-cell>
          <table:table-cell table:formula="of:=ROUND((((([.E8] / [.$E$6])  ^ (1 / ([.A8]-[.$A$6]))) -1) * 100);2)" office:value-type="float" office:value="-38.76">
            <text:p>-38.76</text:p>
          </table:table-cell>
          <table:table-cell table:formula="of:=ROUND((((([.F8] / [.$F$6])  ^ (1 / ([.A8]-[.$A$6]))) -1) * 100);2)" office:value-type="float" office:value="11.93">
            <text:p>11.93</text:p>
          </table:table-cell>
          <table:table-cell table:formula="of:=ROUND((([.G8]/[.F8]) * 100);2)" office:value-type="float" office:value="106.9">
            <text:p>106.9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74.76">
            <text:p>74.76</text:p>
          </table:table-cell>
          <table:table-cell office:value-type="float" office:value="250046">
            <text:p>250046</text:p>
          </table:table-cell>
          <table:table-cell office:value-type="float" office:value="10713">
            <text:p>10713</text:p>
          </table:table-cell>
          <table:table-cell table:formula="of:=ROUND(([.D9]/[.$B$3]) * 10000000)" office:value-type="float" office:value="11">
            <text:p>11</text:p>
          </table:table-cell>
          <table:table-cell office:value-type="float" office:value="50034">
            <text:p>50034</text:p>
          </table:table-cell>
          <table:table-cell office:value-type="float" office:value="49472">
            <text:p>49472</text:p>
          </table:table-cell>
          <table:table-cell/>
          <table:table-cell table:formula="of:=ROUND(([.B9]/[.E9]);2)" office:value-type="float" office:value="6.8">
            <text:p>6.8</text:p>
          </table:table-cell>
          <table:table-cell table:formula="of:=ROUND((((([.D9] / [.$D$6])  ^ (1 / ([.A9]-[.$A$6]))) -1) * 100);2)" office:value-type="float" office:value="10.84">
            <text:p>10.84</text:p>
          </table:table-cell>
          <table:table-cell table:formula="of:=ROUND((((([.E9] / [.$E$6])  ^ (1 / ([.A9]-[.$A$6]))) -1) * 100);2)" office:value-type="float" office:value="11.2">
            <text:p>11.2</text:p>
          </table:table-cell>
          <table:table-cell table:formula="of:=ROUND((((([.F9] / [.$F$6])  ^ (1 / ([.A9]-[.$A$6]))) -1) * 100);2)" office:value-type="float" office:value="12.28">
            <text:p>12.28</text:p>
          </table:table-cell>
          <table:table-cell table:formula="of:=ROUND((([.G9]/[.F9]) * 100);2)" office:value-type="float" office:value="98.88">
            <text:p>98.88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82.46">
            <text:p>82.46</text:p>
          </table:table-cell>
          <table:table-cell office:value-type="float" office:value="309797">
            <text:p>309797</text:p>
          </table:table-cell>
          <table:table-cell office:value-type="float" office:value="7831">
            <text:p>7831</text:p>
          </table:table-cell>
          <table:table-cell table:formula="of:=ROUND(([.D10]/[.$B$3]) * 10000000)" office:value-type="float" office:value="8">
            <text:p>8</text:p>
          </table:table-cell>
          <table:table-cell office:value-type="float" office:value="55147">
            <text:p>55147</text:p>
          </table:table-cell>
          <table:table-cell office:value-type="float" office:value="57763">
            <text:p>57763</text:p>
          </table:table-cell>
          <table:table-cell/>
          <table:table-cell table:formula="of:=ROUND(([.B10]/[.E10]);2)" office:value-type="float" office:value="10.31">
            <text:p>10.31</text:p>
          </table:table-cell>
          <table:table-cell table:formula="of:=ROUND((((([.D10] / [.$D$6])  ^ (1 / ([.A10]-[.$A$6]))) -1) * 100);2)" office:value-type="float" office:value="-0.11">
            <text:p>-0.11</text:p>
          </table:table-cell>
          <table:table-cell table:formula="of:=ROUND((((([.E10] / [.$E$6])  ^ (1 / ([.A10]-[.$A$6]))) -1) * 100);2)" office:value-type="float" office:value="0">
            <text:p>0</text:p>
          </table:table-cell>
          <table:table-cell table:formula="of:=ROUND((((([.F10] / [.$F$6])  ^ (1 / ([.A10]-[.$A$6]))) -1) * 100);2)" office:value-type="float" office:value="11.76">
            <text:p>11.76</text:p>
          </table:table-cell>
          <table:table-cell table:formula="of:=ROUND((([.G10]/[.F10]) * 100);2)" office:value-type="float" office:value="104.74">
            <text:p>104.74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64.83">
            <text:p>64.83</text:p>
          </table:table-cell>
          <table:table-cell office:value-type="float" office:value="408923">
            <text:p>408923</text:p>
          </table:table-cell>
          <table:table-cell office:value-type="float" office:value="4226">
            <text:p>4226</text:p>
          </table:table-cell>
          <table:table-cell table:formula="of:=ROUND(([.D11]/[.$B$3]) * 10000000)" office:value-type="float" office:value="4">
            <text:p>4</text:p>
          </table:table-cell>
          <table:table-cell office:value-type="float" office:value="57945">
            <text:p>57945</text:p>
          </table:table-cell>
          <table:table-cell office:value-type="float" office:value="80015">
            <text:p>80015</text:p>
          </table:table-cell>
          <table:table-cell/>
          <table:table-cell table:formula="of:=ROUND(([.B11]/[.E11]);2)" office:value-type="float" office:value="16.21">
            <text:p>16.21</text:p>
          </table:table-cell>
          <table:table-cell table:formula="of:=ROUND((((([.D11] / [.$D$6])  ^ (1 / ([.A11]-[.$A$6]))) -1) * 100);2)" office:value-type="float" office:value="-11.69">
            <text:p>-11.69</text:p>
          </table:table-cell>
          <table:table-cell table:formula="of:=ROUND((((([.E11] / [.$E$6])  ^ (1 / ([.A11]-[.$A$6]))) -1) * 100);2)" office:value-type="float" office:value="-12.94">
            <text:p>-12.94</text:p>
          </table:table-cell>
          <table:table-cell table:formula="of:=ROUND((((([.F11] / [.$F$6])  ^ (1 / ([.A11]-[.$A$6]))) -1) * 100);2)" office:value-type="float" office:value="10.39">
            <text:p>10.39</text:p>
          </table:table-cell>
          <table:table-cell table:formula="of:=ROUND((([.G11]/[.F11]) * 100);2)" office:value-type="float" office:value="138.09">
            <text:p>138.09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71.36">
            <text:p>71.36</text:p>
          </table:table-cell>
          <table:table-cell office:value-type="float" office:value="461780">
            <text:p>461780</text:p>
          </table:table-cell>
          <table:table-cell office:value-type="float" office:value="4449">
            <text:p>4449</text:p>
          </table:table-cell>
          <table:table-cell table:formula="of:=ROUND(([.D12]/[.$B$3]) * 10000000)" office:value-type="float" office:value="5">
            <text:p>5</text:p>
          </table:table-cell>
          <table:table-cell office:value-type="float" office:value="60608">
            <text:p>60608</text:p>
          </table:table-cell>
          <table:table-cell office:value-type="float" office:value="89671">
            <text:p>89671</text:p>
          </table:table-cell>
          <table:table-cell/>
          <table:table-cell table:formula="of:=ROUND(([.B12]/[.E12]);2)" office:value-type="float" office:value="14.27">
            <text:p>14.27</text:p>
          </table:table-cell>
          <table:table-cell table:formula="of:=ROUND((((([.D12] / [.$D$6])  ^ (1 / ([.A12]-[.$A$6]))) -1) * 100);2)" office:value-type="float" office:value="-9.06">
            <text:p>-9.06</text:p>
          </table:table-cell>
          <table:table-cell table:formula="of:=ROUND((((([.E12] / [.$E$6])  ^ (1 / ([.A12]-[.$A$6]))) -1) * 100);2)" office:value-type="float" office:value="-7.53">
            <text:p>-7.53</text:p>
          </table:table-cell>
          <table:table-cell table:formula="of:=ROUND((((([.F12] / [.$F$6])  ^ (1 / ([.A12]-[.$A$6]))) -1) * 100);2)" office:value-type="float" office:value="9.4">
            <text:p>9.4</text:p>
          </table:table-cell>
          <table:table-cell table:formula="of:=ROUND((([.G12]/[.F12]) * 100);2)" office:value-type="float" office:value="147.95">
            <text:p>147.95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65.96">
            <text:p>65.96</text:p>
          </table:table-cell>
          <table:table-cell office:value-type="float" office:value="488345">
            <text:p>488345</text:p>
          </table:table-cell>
          <table:table-cell office:value-type="float" office:value="7086">
            <text:p>7086</text:p>
          </table:table-cell>
          <table:table-cell table:formula="of:=ROUND(([.D13]/[.$B$3]) * 10000000)" office:value-type="float" office:value="8">
            <text:p>8</text:p>
          </table:table-cell>
          <table:table-cell office:value-type="float" office:value="65485">
            <text:p>65485</text:p>
          </table:table-cell>
          <table:table-cell office:value-type="float" office:value="94916">
            <text:p>94916</text:p>
          </table:table-cell>
          <table:table-cell/>
          <table:table-cell table:formula="of:=ROUND(([.B13]/[.E13]);2)" office:value-type="float" office:value="8.25">
            <text:p>8.25</text:p>
          </table:table-cell>
          <table:table-cell table:formula="of:=ROUND((((([.D13] / [.$D$6])  ^ (1 / ([.A13]-[.$A$6]))) -1) * 100);2)" office:value-type="float" office:value="-1.48">
            <text:p>-1.48</text:p>
          </table:table-cell>
          <table:table-cell table:formula="of:=ROUND((((([.E13] / [.$E$6])  ^ (1 / ([.A13]-[.$A$6]))) -1) * 100);2)" office:value-type="float" office:value="0">
            <text:p>0</text:p>
          </table:table-cell>
          <table:table-cell table:formula="of:=ROUND((((([.F13] / [.$F$6])  ^ (1 / ([.A13]-[.$A$6]))) -1) * 100);2)" office:value-type="float" office:value="9.21">
            <text:p>9.21</text:p>
          </table:table-cell>
          <table:table-cell table:formula="of:=ROUND((([.G13]/[.F13]) * 100);2)" office:value-type="float" office:value="144.94">
            <text:p>144.94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91.14">
            <text:p>91.14</text:p>
          </table:table-cell>
          <table:table-cell office:value-type="float" office:value="449507">
            <text:p>449507</text:p>
          </table:table-cell>
          <table:table-cell office:value-type="float" office:value="4912">
            <text:p>4912</text:p>
          </table:table-cell>
          <table:table-cell table:formula="of:=ROUND(([.D14]/[.$B$3]) * 10000000)" office:value-type="float" office:value="5">
            <text:p>5</text:p>
          </table:table-cell>
          <table:table-cell office:value-type="float" office:value="66404">
            <text:p>66404</text:p>
          </table:table-cell>
          <table:table-cell office:value-type="float" office:value="64893">
            <text:p>64893</text:p>
          </table:table-cell>
          <table:table-cell/>
          <table:table-cell table:formula="of:=ROUND(([.B14]/[.E14]);2)" office:value-type="float" office:value="18.23">
            <text:p>18.23</text:p>
          </table:table-cell>
          <table:table-cell table:formula="of:=ROUND((((([.D14] / [.$D$6])  ^ (1 / ([.A14]-[.$A$6]))) -1) * 100);2)" office:value-type="float" office:value="-5.72">
            <text:p>-5.72</text:p>
          </table:table-cell>
          <table:table-cell table:formula="of:=ROUND((((([.E14] / [.$E$6])  ^ (1 / ([.A14]-[.$A$6]))) -1) * 100);2)" office:value-type="float" office:value="-5.71">
            <text:p>-5.71</text:p>
          </table:table-cell>
          <table:table-cell table:formula="of:=ROUND((((([.F14] / [.$F$6])  ^ (1 / ([.A14]-[.$A$6]))) -1) * 100);2)" office:value-type="float" office:value="8.2">
            <text:p>8.2</text:p>
          </table:table-cell>
          <table:table-cell table:formula="of:=ROUND((([.G14]/[.F14]) * 100);2)" office:value-type="float" office:value="97.72">
            <text:p>97.72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98.64">
            <text:p>98.64</text:p>
          </table:table-cell>
          <table:table-cell office:value-type="float" office:value="346045">
            <text:p>346045</text:p>
          </table:table-cell>
          <table:table-cell office:value-type="float" office:value="12022">
            <text:p>12022</text:p>
          </table:table-cell>
          <table:table-cell table:formula="of:=ROUND(([.D15]/[.$B$3]) * 10000000)" office:value-type="float" office:value="13">
            <text:p>13</text:p>
          </table:table-cell>
          <table:table-cell office:value-type="float" office:value="87610">
            <text:p>87610</text:p>
          </table:table-cell>
          <table:table-cell office:value-type="float" office:value="58552">
            <text:p>58552</text:p>
          </table:table-cell>
          <table:table-cell/>
          <table:table-cell table:formula="of:=ROUND(([.B15]/[.E15]);2)" office:value-type="float" office:value="7.59">
            <text:p>7.59</text:p>
          </table:table-cell>
          <table:table-cell table:formula="of:=ROUND((((([.D15] / [.$D$6])  ^ (1 / ([.A15]-[.$A$6]))) -1) * 100);2)" office:value-type="float" office:value="4.82">
            <text:p>4.82</text:p>
          </table:table-cell>
          <table:table-cell table:formula="of:=ROUND((((([.E15] / [.$E$6])  ^ (1 / ([.A15]-[.$A$6]))) -1) * 100);2)" office:value-type="float" office:value="5.54">
            <text:p>5.54</text:p>
          </table:table-cell>
          <table:table-cell table:formula="of:=ROUND((((([.F15] / [.$F$6])  ^ (1 / ([.A15]-[.$A$6]))) -1) * 100);2)" office:value-type="float" office:value="10.61">
            <text:p>10.61</text:p>
          </table:table-cell>
          <table:table-cell table:formula="of:=ROUND((([.G15]/[.F15]) * 100);2)" office:value-type="float" office:value="66.83">
            <text:p>66.83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193.21">
            <text:p>193.21</text:p>
          </table:table-cell>
          <table:table-cell office:value-type="float" office:value="355379">
            <text:p>355379</text:p>
          </table:table-cell>
          <table:table-cell office:value-type="float" office:value="19849">
            <text:p>19849</text:p>
          </table:table-cell>
          <table:table-cell table:formula="of:=ROUND(([.D16]/[.$B$3]) * 10000000)" office:value-type="float" office:value="21">
            <text:p>21</text:p>
          </table:table-cell>
          <table:table-cell office:value-type="float" office:value="97357">
            <text:p>97357</text:p>
          </table:table-cell>
          <table:table-cell office:value-type="float" office:value="63271">
            <text:p>63271</text:p>
          </table:table-cell>
          <table:table-cell/>
          <table:table-cell table:formula="of:=ROUND(([.B16]/[.E16]);2)" office:value-type="float" office:value="9.2">
            <text:p>9.2</text:p>
          </table:table-cell>
          <table:table-cell table:formula="of:=ROUND((((([.D16] / [.$D$6])  ^ (1 / ([.A16]-[.$A$6]))) -1) * 100);2)" office:value-type="float" office:value="9.7">
            <text:p>9.7</text:p>
          </table:table-cell>
          <table:table-cell table:formula="of:=ROUND((((([.E16] / [.$E$6])  ^ (1 / ([.A16]-[.$A$6]))) -1) * 100);2)" office:value-type="float" office:value="10.13">
            <text:p>10.13</text:p>
          </table:table-cell>
          <table:table-cell table:formula="of:=ROUND((((([.F16] / [.$F$6])  ^ (1 / ([.A16]-[.$A$6]))) -1) * 100);2)" office:value-type="float" office:value="10.66">
            <text:p>10.66</text:p>
          </table:table-cell>
          <table:table-cell table:formula="of:=ROUND((([.G16]/[.F16]) * 100);2)" office:value-type="float" office:value="64.99">
            <text:p>64.99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172.21">
            <text:p>172.21</text:p>
          </table:table-cell>
          <table:table-cell office:value-type="float" office:value="421492">
            <text:p>421492</text:p>
          </table:table-cell>
          <table:table-cell office:value-type="float" office:value="22189">
            <text:p>22189</text:p>
          </table:table-cell>
          <table:table-cell table:formula="of:=ROUND(([.D17]/[.$B$3]) * 10000000)" office:value-type="float" office:value="24">
            <text:p>24</text:p>
          </table:table-cell>
          <table:table-cell office:value-type="float" office:value="104395">
            <text:p>104395</text:p>
          </table:table-cell>
          <table:table-cell office:value-type="float" office:value="65650">
            <text:p>65650</text:p>
          </table:table-cell>
          <table:table-cell/>
          <table:table-cell table:formula="of:=ROUND(([.B17]/[.E17]);2)" office:value-type="float" office:value="7.18">
            <text:p>7.18</text:p>
          </table:table-cell>
          <table:table-cell table:formula="of:=ROUND((((([.D17] / [.$D$6])  ^ (1 / ([.A17]-[.$A$6]))) -1) * 100);2)" office:value-type="float" office:value="9.89">
            <text:p>9.89</text:p>
          </table:table-cell>
          <table:table-cell table:formula="of:=ROUND((((([.E17] / [.$E$6])  ^ (1 / ([.A17]-[.$A$6]))) -1) * 100);2)" office:value-type="float" office:value="10.5">
            <text:p>10.5</text:p>
          </table:table-cell>
          <table:table-cell table:formula="of:=ROUND((((([.F17] / [.$F$6])  ^ (1 / ([.A17]-[.$A$6]))) -1) * 100);2)" office:value-type="float" office:value="10.34">
            <text:p>10.34</text:p>
          </table:table-cell>
          <table:table-cell table:formula="of:=ROUND((([.G17]/[.F17]) * 100);2)" office:value-type="float" office:value="62.89">
            <text:p>62.89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153.7">
            <text:p>153.7</text:p>
          </table:table-cell>
          <table:table-cell office:value-type="float" office:value="519017">
            <text:p>519017</text:p>
          </table:table-cell>
          <table:table-cell office:value-type="float" office:value="16844">
            <text:p>16844</text:p>
          </table:table-cell>
          <table:table-cell table:formula="of:=ROUND(([.D18]/[.$B$3]) * 10000000)" office:value-type="float" office:value="18">
            <text:p>18</text:p>
          </table:table-cell>
          <table:table-cell office:value-type="float" office:value="112718">
            <text:p>112718</text:p>
          </table:table-cell>
          <table:table-cell office:value-type="float" office:value="64243">
            <text:p>64243</text:p>
          </table:table-cell>
          <table:table-cell/>
          <table:table-cell table:formula="of:=ROUND(([.B18]/[.E18]);2)" office:value-type="float" office:value="8.54">
            <text:p>8.54</text:p>
          </table:table-cell>
          <table:table-cell table:formula="of:=ROUND((((([.D18] / [.$D$6])  ^ (1 / ([.A18]-[.$A$6]))) -1) * 100);2)" office:value-type="float" office:value="6.55">
            <text:p>6.55</text:p>
          </table:table-cell>
          <table:table-cell table:formula="of:=ROUND((((([.E18] / [.$E$6])  ^ (1 / ([.A18]-[.$A$6]))) -1) * 100);2)" office:value-type="float" office:value="6.99">
            <text:p>6.99</text:p>
          </table:table-cell>
          <table:table-cell table:formula="of:=ROUND((((([.F18] / [.$F$6])  ^ (1 / ([.A18]-[.$A$6]))) -1) * 100);2)" office:value-type="float" office:value="10.15">
            <text:p>10.15</text:p>
          </table:table-cell>
          <table:table-cell table:formula="of:=ROUND((([.G18]/[.F18]) * 100);2)" office:value-type="float" office:value="56.99">
            <text:p>56.99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3/12/2019</text:date>, <text:time>13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12T13:42:05.07</dc:date>
    <dc:creator>Vignesh Sridharan</dc:creator>
    <meta:editing-duration>PT1H41M2S</meta:editing-duration>
    <meta:editing-cycles>11</meta:editing-cycles>
    <meta:generator>OpenOffice/4.1.3$Win32 OpenOffice.org_project/413m1$Build-9783</meta:generator>
    <meta:document-statistic meta:table-count="3" meta:cell-count="181" meta:object-count="0"/>
  </office:meta>
</office:document-meta>
</file>